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1.6028in"/>
    </style:style>
    <style:style style:name="co4" style:family="table-column">
      <style:table-column-properties fo:break-before="auto" style:column-width="0.6264in"/>
    </style:style>
    <style:style style:name="co5" style:family="table-column">
      <style:table-column-properties fo:break-before="auto" style:column-width="1.7228in"/>
    </style:style>
    <style:style style:name="co6" style:family="table-column">
      <style:table-column-properties fo:break-before="auto" style:column-width="1.8425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1.5335in"/>
    </style:style>
    <style:style style:name="co9" style:family="table-column">
      <style:table-column-properties fo:break-before="auto" style:column-width="1.6827in"/>
    </style:style>
    <style:style style:name="co10" style:family="table-column">
      <style:table-column-properties fo:break-before="auto" style:column-width="1.5035in"/>
    </style:style>
    <style:style style:name="co11" style:family="table-column">
      <style:table-column-properties fo:break-before="auto" style:column-width="1.90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ff"/>
    </style:style>
    <style:style style:name="ta_extref" style:family="table">
      <style:table-properties table:display="false"/>
    </style:style>
  </office:automatic-styles>
  <office:body>
    <office:spreadsheet>
      <table:table table:name="summary" table:style-name="ta1" table:print="false">
        <table:table-column table:style-name="co1" table:number-columns-repeated="1013" table:default-cell-style-name="Default"/>
        <table:table-row table:style-name="ro1" table:number-rows-repeated="23">
          <table:table-cell table:number-columns-repeated="1013"/>
        </table:table-row>
        <table:table-row table:style-name="ro1">
          <table:table-cell/>
          <table:table-cell table:style-name="ce2" office:value-type="string" table:number-columns-spanned="3" table:number-rows-spanned="1">
            <text:p>Users Requesting 1 <text:s/>map for each </text:p>
          </table:table-cell>
          <table:covered-table-cell table:style-name="ce4"/>
          <table:covered-table-cell table:style-name="ce4"/>
          <table:table-cell table:style-name="ce4" table:number-columns-repeated="3"/>
          <table:table-cell table:style-name="ce6" table:number-columns-spanned="6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1000"/>
        </table:table-row>
        <table:table-row table:style-name="ro2">
          <table:table-cell table:style-name="ce1" office:value-type="string">
            <text:p>Number Users</text:p>
          </table:table-cell>
          <table:table-cell table:style-name="ce3" office:value-type="string">
            <text:p>Map Avg</text:p>
          </table:table-cell>
          <table:table-cell table:style-name="ce3" office:value-type="string">
            <text:p>Map 90%</text:p>
          </table:table-cell>
          <table:table-cell table:style-name="ce3" office:value-type="string">
            <text:p>Map Throughput</text:p>
          </table:table-cell>
          <table:table-cell table:style-name="ce5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4" table:formula="of:=AVERAGE(INDIRECT([.$A26]&amp;&quot; users.$C$2&quot;):INDIRECT([.$A26]&amp;&quot; users.$C$11&quot;))" office:value-type="float" office:value="0">
            <text:p>Err:502</text:p>
          </table:table-cell>
          <table:table-cell table:style-name="ce4" table:formula="of:=AVERAGE(INDIRECT([.$A26]&amp;&quot; users.$E$2&quot;):INDIRECT([.$A26]&amp;&quot; users.$E$11&quot;))" office:value-type="float" office:value="0">
            <text:p>Err:502</text:p>
          </table:table-cell>
          <table:table-cell table:style-name="ce4" table:formula="of:=INDIRECT([.$A26]&amp;&quot; users.$I$12&quot;) * 60" office:value-type="float" office:value="0">
            <text:p>Err:502</text:p>
          </table:table-cell>
          <table:table-cell table:formula="of:=((([.$A26]*700) + 700)/2) + 90" office:value-type="float" office:value="790">
            <text:p>790</text:p>
          </table:table-cell>
          <table:table-cell table:formula="of:=((([.$A26]*700) + 700) * 0.9) + 90" office:value-type="float" office:value="1350">
            <text:p>135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style-name="ce4" table:formula="of:=AVERAGE(INDIRECT([.$A27]&amp;&quot; users.$C$2&quot;):INDIRECT([.$A27]&amp;&quot; users.$C$11&quot;))" office:value-type="float" office:value="0">
            <text:p>Err:502</text:p>
          </table:table-cell>
          <table:table-cell table:style-name="ce4" table:formula="of:=AVERAGE(INDIRECT([.$A27]&amp;&quot; users.$E$2&quot;):INDIRECT([.$A27]&amp;&quot; users.$E$11&quot;))" office:value-type="float" office:value="0">
            <text:p>Err:502</text:p>
          </table:table-cell>
          <table:table-cell table:style-name="ce4" table:formula="of:=INDIRECT([.$A27]&amp;&quot; users.$I$12&quot;) * 60" office:value-type="float" office:value="0">
            <text:p>Err:502</text:p>
          </table:table-cell>
          <table:table-cell table:formula="of:=((([.$A27]*700) + 700)/2) + 90" office:value-type="float" office:value="1140">
            <text:p>1140</text:p>
          </table:table-cell>
          <table:table-cell table:formula="of:=((([.$A27]*700) + 700) * 0.9) + 90" office:value-type="float" office:value="1980">
            <text:p>1980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table:style-name="ce4" table:formula="of:=AVERAGE(INDIRECT([.$A28]&amp;&quot; users.$C$2&quot;):INDIRECT([.$A28]&amp;&quot; users.$C$11&quot;))" office:value-type="float" office:value="0">
            <text:p>Err:502</text:p>
          </table:table-cell>
          <table:table-cell table:style-name="ce4" table:formula="of:=AVERAGE(INDIRECT([.$A28]&amp;&quot; users.$E$2&quot;):INDIRECT([.$A28]&amp;&quot; users.$E$11&quot;))" office:value-type="float" office:value="0">
            <text:p>Err:502</text:p>
          </table:table-cell>
          <table:table-cell table:style-name="ce4" table:formula="of:=INDIRECT([.$A28]&amp;&quot; users.$I$12&quot;) * 60" office:value-type="float" office:value="0">
            <text:p>Err:502</text:p>
          </table:table-cell>
          <table:table-cell table:formula="of:=((([.$A28]*700) + 700)/2) + 90" office:value-type="float" office:value="1490">
            <text:p>1490</text:p>
          </table:table-cell>
          <table:table-cell table:formula="of:=((([.$A28]*700) + 700) * 0.9) + 90" office:value-type="float" office:value="2610">
            <text:p>261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table:style-name="ce4" table:formula="of:=AVERAGE(INDIRECT([.$A29]&amp;&quot; users.$C$2&quot;):INDIRECT([.$A29]&amp;&quot; users.$C$11&quot;))" office:value-type="float" office:value="0">
            <text:p>Err:502</text:p>
          </table:table-cell>
          <table:table-cell table:style-name="ce4" table:formula="of:=AVERAGE(INDIRECT([.$A29]&amp;&quot; users.$E$2&quot;):INDIRECT([.$A29]&amp;&quot; users.$E$11&quot;))" office:value-type="float" office:value="0">
            <text:p>Err:502</text:p>
          </table:table-cell>
          <table:table-cell table:style-name="ce4" table:formula="of:=INDIRECT([.$A29]&amp;&quot; users.$I$12&quot;) * 60" office:value-type="float" office:value="0">
            <text:p>Err:502</text:p>
          </table:table-cell>
          <table:table-cell table:formula="of:=((([.$A29]*700) + 700)/2) + 90" office:value-type="float" office:value="1840">
            <text:p>1840</text:p>
          </table:table-cell>
          <table:table-cell table:formula="of:=((([.$A29]*700) + 700) * 0.9) + 90" office:value-type="float" office:value="3240">
            <text:p>3240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style-name="ce4" table:formula="of:=AVERAGE(INDIRECT([.$A30]&amp;&quot; users.$C$2&quot;):INDIRECT([.$A30]&amp;&quot; users.$C$11&quot;))" office:value-type="float" office:value="0">
            <text:p>Err:502</text:p>
          </table:table-cell>
          <table:table-cell table:style-name="ce4" table:formula="of:=AVERAGE(INDIRECT([.$A30]&amp;&quot; users.$E$2&quot;):INDIRECT([.$A30]&amp;&quot; users.$E$11&quot;))" office:value-type="float" office:value="0">
            <text:p>Err:502</text:p>
          </table:table-cell>
          <table:table-cell table:style-name="ce4" table:formula="of:=INDIRECT([.$A30]&amp;&quot; users.$I$12&quot;) * 60" office:value-type="float" office:value="0">
            <text:p>Err:502</text:p>
          </table:table-cell>
          <table:table-cell table:formula="of:=((([.$A30]*700) + 700)/2) + 90" office:value-type="float" office:value="2190">
            <text:p>2190</text:p>
          </table:table-cell>
          <table:table-cell table:formula="of:=((([.$A30]*700) + 700) * 0.9) + 90" office:value-type="float" office:value="3870">
            <text:p>3870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style-name="ce4" table:formula="of:=AVERAGE(INDIRECT([.$A31]&amp;&quot; users.$C$2&quot;):INDIRECT([.$A31]&amp;&quot; users.$C$11&quot;))" office:value-type="float" office:value="0">
            <text:p>Err:502</text:p>
          </table:table-cell>
          <table:table-cell table:style-name="ce4" table:formula="of:=AVERAGE(INDIRECT([.$A31]&amp;&quot; users.$E$2&quot;):INDIRECT([.$A31]&amp;&quot; users.$E$11&quot;))" office:value-type="float" office:value="0">
            <text:p>Err:502</text:p>
          </table:table-cell>
          <table:table-cell table:style-name="ce4" table:formula="of:=INDIRECT([.$A31]&amp;&quot; users.$I$12&quot;) * 60" office:value-type="float" office:value="0">
            <text:p>Err:502</text:p>
          </table:table-cell>
          <table:table-cell table:formula="of:=((([.$A31]*700) + 700)/2) + 90" office:value-type="float" office:value="2540">
            <text:p>2540</text:p>
          </table:table-cell>
          <table:table-cell table:formula="of:=((([.$A31]*700) + 700) * 0.9) + 90" office:value-type="float" office:value="4500">
            <text:p>4500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style-name="ce4" table:formula="of:=AVERAGE(INDIRECT([.$A32]&amp;&quot; users.$C$2&quot;):INDIRECT([.$A32]&amp;&quot; users.$C$11&quot;))" office:value-type="float" office:value="0">
            <text:p>Err:502</text:p>
          </table:table-cell>
          <table:table-cell table:style-name="ce4" table:formula="of:=AVERAGE(INDIRECT([.$A32]&amp;&quot; users.$E$2&quot;):INDIRECT([.$A32]&amp;&quot; users.$E$11&quot;))" office:value-type="float" office:value="0">
            <text:p>Err:502</text:p>
          </table:table-cell>
          <table:table-cell table:style-name="ce4" table:formula="of:=INDIRECT([.$A32]&amp;&quot; users.$I$12&quot;) * 60" office:value-type="float" office:value="0">
            <text:p>Err:502</text:p>
          </table:table-cell>
          <table:table-cell table:formula="of:=((([.$A32]*700) + 700)/2) + 90" office:value-type="float" office:value="2890">
            <text:p>2890</text:p>
          </table:table-cell>
          <table:table-cell table:formula="of:=((([.$A32]*700) + 700) * 0.9) + 90" office:value-type="float" office:value="5130">
            <text:p>5130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4" table:formula="of:=AVERAGE(INDIRECT([.$A33]&amp;&quot; users.$C$2&quot;):INDIRECT([.$A33]&amp;&quot; users.$C$11&quot;))" office:value-type="float" office:value="3089">
            <text:p>3089</text:p>
          </table:table-cell>
          <table:table-cell table:style-name="ce4" table:formula="of:=AVERAGE(INDIRECT([.$A33]&amp;&quot; users.$E$2&quot;):INDIRECT([.$A33]&amp;&quot; users.$E$11&quot;))" office:value-type="float" office:value="6163.7">
            <text:p>6163.7</text:p>
          </table:table-cell>
          <table:table-cell table:style-name="ce4" table:formula="of:=INDIRECT([.$A33]&amp;&quot; users.$I$12&quot;) * 60" office:value-type="float" office:value="121.28409535962">
            <text:p>121.28</text:p>
          </table:table-cell>
          <table:table-cell table:formula="of:=((([.$A33]*700) + 700)/2) + 90" office:value-type="float" office:value="3240">
            <text:p>3240</text:p>
          </table:table-cell>
          <table:table-cell table:formula="of:=((([.$A33]*700) + 700) * 0.9) + 90" office:value-type="float" office:value="5760">
            <text:p>5760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table:style-name="ce4" table:formula="of:=AVERAGE(INDIRECT([.$A34]&amp;&quot; users.$C$2&quot;):INDIRECT([.$A34]&amp;&quot; users.$C$11&quot;))" office:value-type="float" office:value="0">
            <text:p>Err:502</text:p>
          </table:table-cell>
          <table:table-cell table:style-name="ce4" table:formula="of:=AVERAGE(INDIRECT([.$A34]&amp;&quot; users.$E$2&quot;):INDIRECT([.$A34]&amp;&quot; users.$E$11&quot;))" office:value-type="float" office:value="0">
            <text:p>Err:502</text:p>
          </table:table-cell>
          <table:table-cell table:style-name="ce4" table:formula="of:=INDIRECT([.$A34]&amp;&quot; users.$I$12&quot;) * 60" office:value-type="float" office:value="0">
            <text:p>Err:502</text:p>
          </table:table-cell>
          <table:table-cell table:formula="of:=((([.$A34]*700) + 700)/2) + 90" office:value-type="float" office:value="3590">
            <text:p>3590</text:p>
          </table:table-cell>
          <table:table-cell table:formula="of:=((([.$A34]*700) + 700) * 0.9) + 90" office:value-type="float" office:value="6390">
            <text:p>6390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style-name="ce4" table:formula="of:=AVERAGE(INDIRECT([.$A35]&amp;&quot; users.$C$2&quot;):INDIRECT([.$A35]&amp;&quot; users.$C$11&quot;))" office:value-type="float" office:value="0">
            <text:p>Err:502</text:p>
          </table:table-cell>
          <table:table-cell table:style-name="ce4" table:formula="of:=AVERAGE(INDIRECT([.$A35]&amp;&quot; users.$E$2&quot;):INDIRECT([.$A35]&amp;&quot; users.$E$11&quot;))" office:value-type="float" office:value="0">
            <text:p>Err:502</text:p>
          </table:table-cell>
          <table:table-cell table:style-name="ce4" table:formula="of:=INDIRECT([.$A35]&amp;&quot; users.$I$12&quot;) * 60" office:value-type="float" office:value="0">
            <text:p>Err:502</text:p>
          </table:table-cell>
          <table:table-cell table:formula="of:=((([.$A35]*700) + 700)/2) + 90" office:value-type="float" office:value="3940">
            <text:p>3940</text:p>
          </table:table-cell>
          <table:table-cell table:formula="of:=((([.$A35]*700) + 700) * 0.9) + 90" office:value-type="float" office:value="7020">
            <text:p>7020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style-name="ce4" table:formula="of:=AVERAGE(INDIRECT([.$A36]&amp;&quot; users.$C$2&quot;):INDIRECT([.$A36]&amp;&quot; users.$C$11&quot;))" office:value-type="float" office:value="0">
            <text:p>Err:502</text:p>
          </table:table-cell>
          <table:table-cell table:style-name="ce4" table:formula="of:=AVERAGE(INDIRECT([.$A36]&amp;&quot; users.$E$2&quot;):INDIRECT([.$A36]&amp;&quot; users.$E$11&quot;))" office:value-type="float" office:value="0">
            <text:p>Err:502</text:p>
          </table:table-cell>
          <table:table-cell table:style-name="ce4" table:formula="of:=INDIRECT([.$A36]&amp;&quot; users.$I$12&quot;) * 60" office:value-type="float" office:value="0">
            <text:p>Err:502</text:p>
          </table:table-cell>
          <table:table-cell table:formula="of:=((([.$A36]*700) + 700)/2) + 90" office:value-type="float" office:value="4290">
            <text:p>4290</text:p>
          </table:table-cell>
          <table:table-cell table:formula="of:=((([.$A36]*700) + 700) * 0.9) + 90" office:value-type="float" office:value="7650">
            <text:p>7650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style-name="ce4" table:formula="of:=AVERAGE(INDIRECT([.$A37]&amp;&quot; users.$C$2&quot;):INDIRECT([.$A37]&amp;&quot; users.$C$11&quot;))" office:value-type="float" office:value="0">
            <text:p>Err:502</text:p>
          </table:table-cell>
          <table:table-cell table:style-name="ce4" table:formula="of:=AVERAGE(INDIRECT([.$A37]&amp;&quot; users.$E$2&quot;):INDIRECT([.$A37]&amp;&quot; users.$E$11&quot;))" office:value-type="float" office:value="0">
            <text:p>Err:502</text:p>
          </table:table-cell>
          <table:table-cell table:style-name="ce4" table:formula="of:=INDIRECT([.$A37]&amp;&quot; users.$I$12&quot;) * 60" office:value-type="float" office:value="0">
            <text:p>Err:502</text:p>
          </table:table-cell>
          <table:table-cell table:formula="of:=((([.$A37]*700) + 700)/2) + 90" office:value-type="float" office:value="4640">
            <text:p>4640</text:p>
          </table:table-cell>
          <table:table-cell table:formula="of:=((([.$A37]*700) + 700) * 0.9) + 90" office:value-type="float" office:value="8280">
            <text:p>8280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style-name="ce4" table:formula="of:=AVERAGE(INDIRECT([.$A38]&amp;&quot; users.$C$2&quot;):INDIRECT([.$A38]&amp;&quot; users.$C$11&quot;))" office:value-type="float" office:value="0">
            <text:p>Err:502</text:p>
          </table:table-cell>
          <table:table-cell table:style-name="ce4" table:formula="of:=AVERAGE(INDIRECT([.$A38]&amp;&quot; users.$E$2&quot;):INDIRECT([.$A38]&amp;&quot; users.$E$11&quot;))" office:value-type="float" office:value="0">
            <text:p>Err:502</text:p>
          </table:table-cell>
          <table:table-cell table:style-name="ce4" table:formula="of:=INDIRECT([.$A38]&amp;&quot; users.$I$12&quot;) * 60" office:value-type="float" office:value="0">
            <text:p>Err:502</text:p>
          </table:table-cell>
          <table:table-cell table:formula="of:=((([.$A38]*700) + 700)/2) + 90" office:value-type="float" office:value="4990">
            <text:p>4990</text:p>
          </table:table-cell>
          <table:table-cell table:formula="of:=((([.$A38]*700) + 700) * 0.9) + 90" office:value-type="float" office:value="8910">
            <text:p>8910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style-name="ce4" table:formula="of:=AVERAGE(INDIRECT([.$A39]&amp;&quot; users.$C$2&quot;):INDIRECT([.$A39]&amp;&quot; users.$C$11&quot;))" office:value-type="float" office:value="0">
            <text:p>Err:502</text:p>
          </table:table-cell>
          <table:table-cell table:style-name="ce4" table:formula="of:=AVERAGE(INDIRECT([.$A39]&amp;&quot; users.$E$2&quot;):INDIRECT([.$A39]&amp;&quot; users.$E$11&quot;))" office:value-type="float" office:value="0">
            <text:p>Err:502</text:p>
          </table:table-cell>
          <table:table-cell table:style-name="ce4" table:formula="of:=INDIRECT([.$A39]&amp;&quot; users.$I$12&quot;) * 60" office:value-type="float" office:value="0">
            <text:p>Err:502</text:p>
          </table:table-cell>
          <table:table-cell table:formula="of:=((([.$A39]*700) + 700)/2) + 90" office:value-type="float" office:value="5340">
            <text:p>5340</text:p>
          </table:table-cell>
          <table:table-cell table:formula="of:=((([.$A39]*700) + 700) * 0.9) + 90" office:value-type="float" office:value="9540">
            <text:p>9540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style-name="ce4" table:formula="of:=AVERAGE(INDIRECT([.$A40]&amp;&quot; users.$C$2&quot;):INDIRECT([.$A40]&amp;&quot; users.$C$11&quot;))" office:value-type="float" office:value="0">
            <text:p>Err:502</text:p>
          </table:table-cell>
          <table:table-cell table:style-name="ce4" table:formula="of:=AVERAGE(INDIRECT([.$A40]&amp;&quot; users.$E$2&quot;):INDIRECT([.$A40]&amp;&quot; users.$E$11&quot;))" office:value-type="float" office:value="0">
            <text:p>Err:502</text:p>
          </table:table-cell>
          <table:table-cell table:style-name="ce4" table:formula="of:=INDIRECT([.$A40]&amp;&quot; users.$I$12&quot;) * 60" office:value-type="float" office:value="0">
            <text:p>Err:502</text:p>
          </table:table-cell>
          <table:table-cell table:formula="of:=((([.$A40]*700) + 700)/2) + 90" office:value-type="float" office:value="5690">
            <text:p>5690</text:p>
          </table:table-cell>
          <table:table-cell table:formula="of:=((([.$A40]*700) + 700) * 0.9) + 90" office:value-type="float" office:value="10170">
            <text:p>10170</text:p>
          </table:table-cell>
          <table:table-cell table:number-columns-repeated="1007"/>
        </table:table-row>
      </table:table>
      <table:table table:name="8 user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edian</text:p>
          </table:table-cell>
          <table:table-cell office:value-type="string">
            <text:p>aggregate_report_90%_lin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</table:table-row>
        <table:table-row table:style-name="ro1">
          <table:table-cell office:value-type="string">
            <text:p>Map (Basic R)</text:p>
          </table:table-cell>
          <table:table-cell office:value-type="float" office:value="64">
            <text:p>64</text:p>
          </table:table-cell>
          <table:table-cell office:value-type="float" office:value="3044">
            <text:p>3044</text:p>
          </table:table-cell>
          <table:table-cell office:value-type="float" office:value="2198">
            <text:p>2198</text:p>
          </table:table-cell>
          <table:table-cell office:value-type="float" office:value="6205">
            <text:p>6205</text:p>
          </table:table-cell>
          <table:table-cell office:value-type="float" office:value="575">
            <text:p>575</text:p>
          </table:table-cell>
          <table:table-cell office:value-type="float" office:value="8069">
            <text:p>8069</text:p>
          </table:table-cell>
          <table:table-cell office:value-type="float" office:value="0">
            <text:p>0</text:p>
          </table:table-cell>
          <table:table-cell office:value-type="float" office:value="0.206074695637334">
            <text:p>0.21</text:p>
          </table:table-cell>
          <table:table-cell office:value-type="float" office:value="2.26192259842482">
            <text:p>2.26</text:p>
          </table:table-cell>
        </table:table-row>
        <table:table-row table:style-name="ro1">
          <table:table-cell office:value-type="string">
            <text:p>Map (Basic C)</text:p>
          </table:table-cell>
          <table:table-cell office:value-type="float" office:value="64">
            <text:p>64</text:p>
          </table:table-cell>
          <table:table-cell office:value-type="float" office:value="3001">
            <text:p>3001</text:p>
          </table:table-cell>
          <table:table-cell office:value-type="float" office:value="2528">
            <text:p>2528</text:p>
          </table:table-cell>
          <table:table-cell office:value-type="float" office:value="5365">
            <text:p>5365</text:p>
          </table:table-cell>
          <table:table-cell office:value-type="float" office:value="435">
            <text:p>435</text:p>
          </table:table-cell>
          <table:table-cell office:value-type="float" office:value="6735">
            <text:p>6735</text:p>
          </table:table-cell>
          <table:table-cell office:value-type="float" office:value="0">
            <text:p>0</text:p>
          </table:table-cell>
          <table:table-cell office:value-type="float" office:value="0.205962617784872">
            <text:p>0.21</text:p>
          </table:table-cell>
          <table:table-cell office:value-type="float" office:value="1.85474466267185">
            <text:p>1.85</text:p>
          </table:table-cell>
        </table:table-row>
        <table:table-row table:style-name="ro1">
          <table:table-cell office:value-type="string">
            <text:p>Map Adj R</text:p>
          </table:table-cell>
          <table:table-cell office:value-type="float" office:value="64">
            <text:p>64</text:p>
          </table:table-cell>
          <table:table-cell office:value-type="float" office:value="3112">
            <text:p>3112</text:p>
          </table:table-cell>
          <table:table-cell office:value-type="float" office:value="2326">
            <text:p>2326</text:p>
          </table:table-cell>
          <table:table-cell office:value-type="float" office:value="6703">
            <text:p>6703</text:p>
          </table:table-cell>
          <table:table-cell office:value-type="float" office:value="1030">
            <text:p>1030</text:p>
          </table:table-cell>
          <table:table-cell office:value-type="float" office:value="8626">
            <text:p>8626</text:p>
          </table:table-cell>
          <table:table-cell office:value-type="float" office:value="0">
            <text:p>0</text:p>
          </table:table-cell>
          <table:table-cell office:value-type="float" office:value="0.20525254080196">
            <text:p>0.21</text:p>
          </table:table-cell>
          <table:table-cell office:value-type="float" office:value="2.32362938807483">
            <text:p>2.32</text:p>
          </table:table-cell>
        </table:table-row>
        <table:table-row table:style-name="ro1">
          <table:table-cell office:value-type="string">
            <text:p>Map Adj C</text:p>
          </table:table-cell>
          <table:table-cell office:value-type="float" office:value="64">
            <text:p>64</text:p>
          </table:table-cell>
          <table:table-cell office:value-type="float" office:value="3197">
            <text:p>3197</text:p>
          </table:table-cell>
          <table:table-cell office:value-type="float" office:value="2293">
            <text:p>2293</text:p>
          </table:table-cell>
          <table:table-cell office:value-type="float" office:value="6291">
            <text:p>6291</text:p>
          </table:table-cell>
          <table:table-cell office:value-type="float" office:value="743">
            <text:p>743</text:p>
          </table:table-cell>
          <table:table-cell office:value-type="float" office:value="8903">
            <text:p>8903</text:p>
          </table:table-cell>
          <table:table-cell office:value-type="float" office:value="0">
            <text:p>0</text:p>
          </table:table-cell>
          <table:table-cell office:value-type="float" office:value="0.206037543903703">
            <text:p>0.21</text:p>
          </table:table-cell>
          <table:table-cell office:value-type="float" office:value="1.86232964679048">
            <text:p>1.86</text:p>
          </table:table-cell>
        </table:table-row>
        <table:table-row table:style-name="ro1">
          <table:table-cell office:value-type="string">
            <text:p>Map Adj Chg R</text:p>
          </table:table-cell>
          <table:table-cell office:value-type="float" office:value="64">
            <text:p>64</text:p>
          </table:table-cell>
          <table:table-cell office:value-type="float" office:value="3253">
            <text:p>3253</text:p>
          </table:table-cell>
          <table:table-cell office:value-type="float" office:value="2242">
            <text:p>2242</text:p>
          </table:table-cell>
          <table:table-cell office:value-type="float" office:value="6680">
            <text:p>6680</text:p>
          </table:table-cell>
          <table:table-cell office:value-type="float" office:value="430">
            <text:p>430</text:p>
          </table:table-cell>
          <table:table-cell office:value-type="float" office:value="9686">
            <text:p>9686</text:p>
          </table:table-cell>
          <table:table-cell office:value-type="float" office:value="0">
            <text:p>0</text:p>
          </table:table-cell>
          <table:table-cell office:value-type="float" office:value="0.20749645797062">
            <text:p>0.21</text:p>
          </table:table-cell>
          <table:table-cell office:value-type="float" office:value="1.36521942446481">
            <text:p>1.37</text:p>
          </table:table-cell>
        </table:table-row>
        <table:table-row table:style-name="ro1">
          <table:table-cell office:value-type="string">
            <text:p>Map Adj Chg C</text:p>
          </table:table-cell>
          <table:table-cell office:value-type="float" office:value="64">
            <text:p>64</text:p>
          </table:table-cell>
          <table:table-cell office:value-type="float" office:value="3034">
            <text:p>3034</text:p>
          </table:table-cell>
          <table:table-cell office:value-type="float" office:value="2402">
            <text:p>2402</text:p>
          </table:table-cell>
          <table:table-cell office:value-type="float" office:value="5782">
            <text:p>5782</text:p>
          </table:table-cell>
          <table:table-cell office:value-type="float" office:value="300">
            <text:p>300</text:p>
          </table:table-cell>
          <table:table-cell office:value-type="float" office:value="7652">
            <text:p>7652</text:p>
          </table:table-cell>
          <table:table-cell office:value-type="float" office:value="0">
            <text:p>0</text:p>
          </table:table-cell>
          <table:table-cell office:value-type="float" office:value="0.208292651174901">
            <text:p>0.21</text:p>
          </table:table-cell>
          <table:table-cell office:value-type="float" office:value="0.525295657586409">
            <text:p>0.53</text:p>
          </table:table-cell>
        </table:table-row>
        <table:table-row table:style-name="ro1">
          <table:table-cell office:value-type="string">
            <text:p>Map Inc Del Yield R</text:p>
          </table:table-cell>
          <table:table-cell office:value-type="float" office:value="64">
            <text:p>64</text:p>
          </table:table-cell>
          <table:table-cell office:value-type="float" office:value="3157">
            <text:p>3157</text:p>
          </table:table-cell>
          <table:table-cell office:value-type="float" office:value="2295">
            <text:p>2295</text:p>
          </table:table-cell>
          <table:table-cell office:value-type="float" office:value="5969">
            <text:p>5969</text:p>
          </table:table-cell>
          <table:table-cell office:value-type="float" office:value="301">
            <text:p>301</text:p>
          </table:table-cell>
          <table:table-cell office:value-type="float" office:value="8635">
            <text:p>8635</text:p>
          </table:table-cell>
          <table:table-cell office:value-type="float" office:value="0">
            <text:p>0</text:p>
          </table:table-cell>
          <table:table-cell office:value-type="float" office:value="0.209551625007367">
            <text:p>0.21</text:p>
          </table:table-cell>
          <table:table-cell office:value-type="float" office:value="1.40437894853379">
            <text:p>1.4</text:p>
          </table:table-cell>
        </table:table-row>
        <table:table-row table:style-name="ro1">
          <table:table-cell office:value-type="string">
            <text:p>Map Inc Del Yield C</text:p>
          </table:table-cell>
          <table:table-cell office:value-type="float" office:value="64">
            <text:p>64</text:p>
          </table:table-cell>
          <table:table-cell office:value-type="float" office:value="2850">
            <text:p>2850</text:p>
          </table:table-cell>
          <table:table-cell office:value-type="float" office:value="2284">
            <text:p>2284</text:p>
          </table:table-cell>
          <table:table-cell office:value-type="float" office:value="5843">
            <text:p>5843</text:p>
          </table:table-cell>
          <table:table-cell office:value-type="float" office:value="418">
            <text:p>418</text:p>
          </table:table-cell>
          <table:table-cell office:value-type="float" office:value="8161">
            <text:p>8161</text:p>
          </table:table-cell>
          <table:table-cell office:value-type="float" office:value="0">
            <text:p>0</text:p>
          </table:table-cell>
          <table:table-cell office:value-type="float" office:value="0.210953079420538">
            <text:p>0.21</text:p>
          </table:table-cell>
          <table:table-cell office:value-type="float" office:value="0.519515734957233">
            <text:p>0.52</text:p>
          </table:table-cell>
        </table:table-row>
        <table:table-row table:style-name="ro1">
          <table:table-cell office:value-type="string">
            <text:p>Map Inc Del Yield Chg R</text:p>
          </table:table-cell>
          <table:table-cell office:value-type="float" office:value="64">
            <text:p>64</text:p>
          </table:table-cell>
          <table:table-cell office:value-type="float" office:value="3223">
            <text:p>3223</text:p>
          </table:table-cell>
          <table:table-cell office:value-type="float" office:value="2284">
            <text:p>2284</text:p>
          </table:table-cell>
          <table:table-cell office:value-type="float" office:value="6976">
            <text:p>6976</text:p>
          </table:table-cell>
          <table:table-cell office:value-type="float" office:value="326">
            <text:p>326</text:p>
          </table:table-cell>
          <table:table-cell office:value-type="float" office:value="9491">
            <text:p>9491</text:p>
          </table:table-cell>
          <table:table-cell office:value-type="float" office:value="0">
            <text:p>0</text:p>
          </table:table-cell>
          <table:table-cell office:value-type="float" office:value="0.212305069115252">
            <text:p>0.21</text:p>
          </table:table-cell>
          <table:table-cell office:value-type="float" office:value="1.39192381357956">
            <text:p>1.39</text:p>
          </table:table-cell>
        </table:table-row>
        <table:table-row table:style-name="ro1">
          <table:table-cell office:value-type="string">
            <text:p>Map Inc Del Yield Chg C</text:p>
          </table:table-cell>
          <table:table-cell office:value-type="float" office:value="64">
            <text:p>64</text:p>
          </table:table-cell>
          <table:table-cell office:value-type="float" office:value="3019">
            <text:p>3019</text:p>
          </table:table-cell>
          <table:table-cell office:value-type="float" office:value="2319">
            <text:p>2319</text:p>
          </table:table-cell>
          <table:table-cell office:value-type="float" office:value="5823">
            <text:p>5823</text:p>
          </table:table-cell>
          <table:table-cell office:value-type="float" office:value="670">
            <text:p>670</text:p>
          </table:table-cell>
          <table:table-cell office:value-type="float" office:value="8742">
            <text:p>8742</text:p>
          </table:table-cell>
          <table:table-cell office:value-type="float" office:value="0">
            <text:p>0</text:p>
          </table:table-cell>
          <table:table-cell office:value-type="float" office:value="0.213467106053127">
            <text:p>0.21</text:p>
          </table:table-cell>
          <table:table-cell office:value-type="float" office:value="0.532876253493856">
            <text:p>0.5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640">
            <text:p>640</text:p>
          </table:table-cell>
          <table:table-cell office:value-type="float" office:value="3089">
            <text:p>3089</text:p>
          </table:table-cell>
          <table:table-cell office:value-type="float" office:value="2322">
            <text:p>2322</text:p>
          </table:table-cell>
          <table:table-cell office:value-type="float" office:value="5969">
            <text:p>5969</text:p>
          </table:table-cell>
          <table:table-cell office:value-type="float" office:value="300">
            <text:p>300</text:p>
          </table:table-cell>
          <table:table-cell office:value-type="float" office:value="9686">
            <text:p>9686</text:p>
          </table:table-cell>
          <table:table-cell office:value-type="float" office:value="0">
            <text:p>0</text:p>
          </table:table-cell>
          <table:table-cell office:value-type="float" office:value="2.021401589327">
            <text:p>2.02</text:p>
          </table:table-cell>
          <table:table-cell office:value-type="float" office:value="13.6767144456385">
            <text:p>13.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1/15/2010</text:date>, <text:time>15:5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dc:date>2010-11-15T15:54:45</dc:date>
    <dc:creator>Eric Everman</dc:creator>
    <meta:editing-duration>PT00H36M00S</meta:editing-duration>
    <meta:editing-cycles>1</meta:editing-cycles>
    <meta:document-statistic meta:table-count="2" meta:cell-count="215" meta:object-count="0"/>
  </office:meta>
</office:document-meta>
</file>